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gr11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objectwithoutfill">
      <style:graphic-properties draw:stroke="dash" draw:stroke-dash="_32__20_Dots_20_1_20_Dash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FreeMono1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font-name="PT Sans" fo:font-size="10pt" style:font-size-asian="10pt" style:font-size-complex="10pt"/>
    </style:style>
    <style:style style:name="T1" style:family="text">
      <style:text-properties style:font-name="FreeMono1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0% 100%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text-position="sub 58%"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font-name="PT Sans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text-position="sub 58%" style:font-name="PT Sans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PT Sans" fo:font-size="10pt" style:font-size-asian="10pt" style:font-size-complex="10pt"/>
    </style:style>
    <style:style style:name="T12" style:family="text">
      <style:text-properties style:font-name="PT Sans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><text:span text:style-name="T1">50000</text:span></text:p>
          </draw:text-box>
        </draw:frame>
        <draw:frame draw:style-name="gr3" draw:text-style-name="P2" draw:layer="layout" svg:width="2.159cm" svg:height="0.602cm" svg:x="11.541cm" svg:y="14.589cm">
          <draw:text-box>
            <text:p><text:span text:style-name="T1">100000</text:span></text:p>
          </draw:text-box>
        </draw:frame>
        <draw:frame draw:style-name="gr3" draw:text-style-name="P2" draw:layer="layout" svg:width="2.159cm" svg:height="0.602cm" svg:x="16.24cm" svg:y="14.462cm">
          <draw:text-box>
            <text:p><text:span text:style-name="T1">15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><text:span text:style-name="T2">Time (ms)</text:span></text:p>
          </draw:text-box>
        </draw:frame>
        <draw:frame draw:style-name="gr5" draw:text-style-name="P4" draw:layer="layout" svg:width="2.794cm" svg:height="1.165cm" svg:x="1cm" svg:y="4.81cm">
          <draw:text-box>
            <text:p text:style-name="P1"><text:span text:style-name="T3">Node connectivity</text:span></text:p>
          </draw:text-box>
        </draw:frame>
        <draw:frame draw:style-name="gr6" draw:text-style-name="P5" draw:layer="layout" svg:width="1.905cm" svg:height="1.155cm" svg:x="1.762cm" svg:y="10.271cm">
          <draw:text-box>
            <text:p><text:span text:style-name="T4">N</text:span><text:span text:style-name="T5">1</text:span><text:span text:style-name="T6"> – </text:span><text:span text:style-name="T4">R</text:span></text:p>
            <text:p><text:span text:style-name="T7">(Link 2)</text:span></text:p>
          </draw:text-box>
        </draw:frame>
        <draw:line draw:style-name="gr2" draw:text-style-name="P1" draw:layer="layout" svg:x1="3.667cm" svg:y1="10.652cm" svg:x2="4.302cm" svg:y2="10.652cm">
          <text:p/>
        </draw:line>
        <draw:connector draw:style-name="gr7" draw:text-style-name="P1" draw:layer="layout" draw:type="line" svg:x1="3.921cm" svg:y1="8.493cm" svg:x2="4.631cm" svg:y2="8.493cm" svg:d="M3921 8493h710" svg:viewBox="0 0 711 1">
          <text:p/>
        </draw:connector>
        <draw:frame draw:style-name="gr8" draw:text-style-name="P2" draw:layer="layout" svg:width="2.032cm" svg:height="0.758cm" svg:x="3.54cm" svg:y="14.593cm">
          <draw:text-box>
            <text:p><text:span text:style-name="T1">0</text:span></text:p>
          </draw:text-box>
        </draw:frame>
        <draw:line draw:style-name="gr9" draw:text-style-name="P1" draw:layer="layout" svg:x1="4.196cm" svg:y1="8.086cm" svg:x2="4.196cm" svg:y2="8.721cm">
          <text:p/>
        </draw:line>
        <draw:frame draw:style-name="gr10" draw:text-style-name="P6" draw:layer="layout" svg:width="1.524cm" svg:height="0.761cm" svg:x="3.937cm" svg:y="8.943cm">
          <draw:text-box>
            <text:p><text:span text:style-name="T4">i</text:span><text:span text:style-name="T8">1</text:span><text:span text:style-name="T6"> sent</text:span></text:p>
          </draw:text-box>
        </draw:frame>
        <draw:connector draw:style-name="gr7" draw:text-style-name="P1" draw:layer="layout" draw:type="line" svg:x1="4.81cm" svg:y1="10.652cm" svg:x2="6.324cm" svg:y2="10.636cm" svg:d="M4810 10652l1514-16" svg:viewBox="0 0 1515 17">
          <text:p/>
        </draw:connector>
        <draw:connector draw:style-name="gr7" draw:text-style-name="P1" draw:layer="layout" draw:type="line" svg:x1="7.804cm" svg:y1="8.367cm" svg:x2="11.033cm" svg:y2="8.377cm" svg:d="M7804 8367l3229 10" svg:viewBox="0 0 3230 11">
          <text:p/>
        </draw:connector>
        <draw:connector draw:style-name="gr7" draw:text-style-name="P1" draw:layer="layout" draw:type="line" svg:x1="12.176cm" svg:y1="8.356cm" svg:x2="17.272cm" svg:y2="8.35cm" svg:d="M12176 8356l5096-6" svg:viewBox="0 0 5097 7">
          <text:p/>
        </draw:connector>
        <draw:line draw:style-name="gr9" draw:text-style-name="P1" draw:layer="layout" svg:x1="8.445cm" svg:y1="7.986cm" svg:x2="8.445cm" svg:y2="8.621cm">
          <text:p/>
        </draw:line>
        <draw:line draw:style-name="gr9" draw:text-style-name="P1" draw:layer="layout" svg:x1="13.7cm" svg:y1="7.985cm" svg:x2="13.7cm" svg:y2="8.62cm">
          <text:p/>
        </draw:line>
        <draw:frame draw:style-name="gr10" draw:text-style-name="P6" draw:layer="layout" svg:width="1.524cm" svg:height="0.761cm" svg:x="7.937cm" svg:y="8.748cm">
          <draw:text-box>
            <text:p><text:span text:style-name="T4">i</text:span><text:span text:style-name="T8">2</text:span><text:span text:style-name="T6"> sent</text:span></text:p>
          </draw:text-box>
        </draw:frame>
        <draw:frame draw:style-name="gr10" draw:text-style-name="P6" draw:layer="layout" svg:width="1.524cm" svg:height="0.761cm" svg:x="13.319cm" svg:y="8.748cm">
          <draw:text-box>
            <text:p><text:span text:style-name="T4">i</text:span><text:span text:style-name="T8">3</text:span><text:span text:style-name="T6"> sent</text:span></text:p>
          </draw:text-box>
        </draw:frame>
        <draw:line draw:style-name="gr2" draw:text-style-name="P1" draw:layer="layout" svg:x1="6.234cm" svg:y1="14.247cm" svg:x2="6.234cm" svg:y2="14.755cm">
          <text:p/>
        </draw:line>
        <draw:frame draw:style-name="gr3" draw:text-style-name="P2" draw:layer="layout" svg:width="1.651cm" svg:height="0.602cm" svg:x="5.472cm" svg:y="14.755cm">
          <draw:text-box>
            <text:p><text:span text:style-name="T1">35000</text:span></text:p>
          </draw:text-box>
        </draw:frame>
        <draw:frame draw:style-name="gr6" draw:text-style-name="P6" draw:layer="layout" svg:width="1.905cm" svg:height="1.155cm" svg:x="1.762cm" svg:y="8.099cm">
          <draw:text-box>
            <text:p><text:span text:style-name="T4">N</text:span><text:span text:style-name="T8">2</text:span><text:span text:style-name="T6"> – </text:span><text:span text:style-name="T4">R</text:span></text:p>
            <text:p><text:span text:style-name="T7">(Link 1)</text:span></text:p>
          </draw:text-box>
        </draw:frame>
        <draw:line draw:style-name="gr2" draw:text-style-name="P1" draw:layer="layout" svg:x1="3.694cm" svg:y1="8.493cm" svg:x2="4.329cm" svg:y2="8.493cm">
          <text:p/>
        </draw:line>
        <draw:connector draw:style-name="gr7" draw:text-style-name="P1" draw:layer="layout" draw:type="line" svg:x1="12.16cm" svg:y1="10.652cm" svg:x2="17.256cm" svg:y2="10.646cm" svg:d="M12160 10652l5096-6" svg:viewBox="0 0 5097 7">
          <text:p/>
        </draw:connector>
        <draw:line draw:style-name="gr11" draw:text-style-name="P1" draw:layer="layout" svg:x1="13.194cm" svg:y1="5.828cm" svg:x2="14.337cm" svg:y2="5.828cm">
          <text:p/>
        </draw:line>
        <draw:line draw:style-name="gr9" draw:text-style-name="P1" draw:layer="layout" svg:x1="13.194cm" svg:y1="4.939cm" svg:x2="14.337cm" svg:y2="4.939cm">
          <text:p/>
        </draw:line>
        <draw:line draw:style-name="gr2" draw:text-style-name="P1" draw:layer="layout" svg:x1="12.813cm" svg:y1="4.177cm" svg:x2="12.811cm" svg:y2="7.096cm">
          <text:p/>
        </draw:line>
        <draw:line draw:style-name="gr2" draw:text-style-name="P1" draw:layer="layout" svg:x1="17.258cm" svg:y1="4.175cm" svg:x2="17.256cm" svg:y2="7.096cm">
          <text:p/>
        </draw:line>
        <draw:line draw:style-name="gr2" draw:text-style-name="P1" draw:layer="layout" svg:x1="12.813cm" svg:y1="4.177cm" svg:x2="17.258cm" svg:y2="4.177cm">
          <text:p/>
        </draw:line>
        <draw:line draw:style-name="gr2" draw:text-style-name="P1" draw:layer="layout" svg:x1="12.813cm" svg:y1="7.093cm" svg:x2="17.256cm" svg:y2="7.096cm">
          <text:p/>
        </draw:line>
        <draw:frame draw:style-name="gr12" draw:text-style-name="P4" draw:layer="layout" svg:width="2.667cm" svg:height="0.885cm" svg:x="14.337cm" svg:y="4.562cm">
          <draw:text-box>
            <text:p><text:span text:style-name="T9">N</text:span><text:span text:style-name="T10">2</text:span><text:span text:style-name="T11"> </text:span><text:span text:style-name="T12">Interest</text:span><text:span text:style-name="T11"> </text:span></text:p>
          </draw:text-box>
        </draw:frame>
        <draw:frame draw:style-name="gr12" draw:text-style-name="P7" draw:layer="layout" svg:width="2.921cm" svg:height="0.885cm" svg:x="14.337cm" svg:y="5.451cm">
          <draw:text-box>
            <text:p><text:span text:style-name="T12">DTNx</text:span><text:span text:style-name="T11"> </text:span><text:span text:style-name="T12">Interest</text:span></text:p>
          </draw:text-box>
        </draw:frame>
        <draw:line draw:style-name="gr13" draw:text-style-name="P1" draw:layer="layout" svg:x1="13.192cm" svg:y1="6.588cm" svg:x2="14.335cm" svg:y2="6.588cm">
          <text:p/>
        </draw:line>
        <draw:frame draw:style-name="gr12" draw:text-style-name="P7" draw:layer="layout" svg:width="2.921cm" svg:height="0.885cm" svg:x="14.335cm" svg:y="6.207cm">
          <draw:text-box>
            <text:p><text:span text:style-name="T9">R</text:span><text:span text:style-name="T11"> </text:span><text:span text:style-name="T12">Interest</text:span></text:p>
          </draw:text-box>
        </draw:frame>
        <draw:line draw:style-name="gr13" draw:text-style-name="P1" draw:layer="layout" svg:x1="4.556cm" svg:y1="10.144cm" svg:x2="4.556cm" svg:y2="11.16cm">
          <text:p/>
        </draw:line>
        <draw:frame draw:style-name="gr10" draw:text-style-name="P6" draw:layer="layout" svg:width="2.032cm" svg:height="0.761cm" svg:x="4.429cm" svg:y="11.161cm">
          <draw:text-box>
            <text:p><text:span text:style-name="T4">i</text:span><text:span text:style-name="T8">1</text:span><text:span text:style-name="T6"> relayed</text:span></text:p>
          </draw:text-box>
        </draw:frame>
        <draw:line draw:style-name="gr13" draw:text-style-name="P1" draw:layer="layout" svg:x1="8.747cm" svg:y1="10.271cm" svg:x2="8.747cm" svg:y2="11.287cm">
          <text:p/>
        </draw:line>
        <draw:frame draw:style-name="gr10" draw:text-style-name="P6" draw:layer="layout" svg:width="2.159cm" svg:height="0.761cm" svg:x="8.747cm" svg:y="11.287cm">
          <draw:text-box>
            <text:p><text:span text:style-name="T4">i</text:span><text:span text:style-name="T8">2</text:span><text:span text:style-name="T6"> relayed</text:span></text:p>
          </draw:text-box>
        </draw:frame>
        <draw:line draw:style-name="gr13" draw:text-style-name="P1" draw:layer="layout" svg:x1="14.081cm" svg:y1="10.144cm" svg:x2="14.081cm" svg:y2="11.16cm">
          <text:p/>
        </draw:line>
        <draw:frame draw:style-name="gr10" draw:text-style-name="P6" draw:layer="layout" svg:width="2.159cm" svg:height="0.761cm" svg:x="13.827cm" svg:y="11.16cm">
          <draw:text-box>
            <text:p><text:span text:style-name="T4">i</text:span><text:span text:style-name="T8">3</text:span><text:span text:style-name="T6"> relay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4-02T15:57:07.647601591</dc:date>
    <meta:editing-duration>PT26M51S</meta:editing-duration>
    <meta:editing-cycles>7</meta:editing-cycles>
    <meta:generator>LibreOffice/4.2.2.1$Linux_X86_64 LibreOffice_project/f36d84b791bbb6580a6f88e1eda72ca6083bbb4b</meta:generator>
    <meta:document-statistic meta:object-count="44"/>
  </office:meta>
</office:document-meta>
</file>